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51.96pt"/>
    </style:style>
    <style:style style:name="co3" style:family="table-column">
      <style:table-column-properties fo:break-before="auto" style:column-width="48.84pt"/>
    </style:style>
    <style:style style:name="co4" style:family="table-column">
      <style:table-column-properties fo:break-before="auto" style:column-width="88.21pt"/>
    </style:style>
    <style:style style:name="co5" style:family="table-column">
      <style:table-column-properties fo:break-before="auto" style:column-width="92.8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expUnetTongren_9Surfaces_20200317_Analysis" table:style-name="ta1"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2" table:number-columns-repeated="4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Error(micrometer)</text:p>
          </table:table-cell>
          <table:table-cell table:style-name="ce1" office:value-type="string" calcext:value-type="string">
            <text:p><text:s/>Surface0</text:p>
          </table:table-cell>
          <table:table-cell table:style-name="ce1" office:value-type="string" calcext:value-type="string">
            <text:p><text:s/>Surface1</text:p>
          </table:table-cell>
          <table:table-cell table:style-name="ce1" office:value-type="string" calcext:value-type="string">
            <text:p><text:s/>Surface2</text:p>
          </table:table-cell>
          <table:table-cell table:style-name="ce1" office:value-type="string" calcext:value-type="string">
            <text:p><text:s/>Surface3</text:p>
          </table:table-cell>
          <table:table-cell table:style-name="ce1" office:value-type="string" calcext:value-type="string">
            <text:p>Surface4</text:p>
          </table:table-cell>
          <table:table-cell table:style-name="ce1" office:value-type="string" calcext:value-type="string">
            <text:p><text:s/>Surface5</text:p>
          </table:table-cell>
          <table:table-cell table:style-name="ce1" office:value-type="string" calcext:value-type="string">
            <text:p><text:s/>Surface6</text:p>
          </table:table-cell>
          <table:table-cell table:style-name="ce1" office:value-type="string" calcext:value-type="string">
            <text:p><text:s/>Surface7</text:p>
          </table:table-cell>
          <table:table-cell table:style-name="ce1" office:value-type="string" calcext:value-type="string">
            <text:p><text:s/>Surface8</text:p>
          </table:table-cell>
          <table:table-cell table:style-name="ce1" office:value-type="string" calcext:value-type="string">
            <text:p><text:s/>totalStdDeviation</text:p>
          </table:table-cell>
          <table:table-cell table:style-name="ce1" office:value-type="string" calcext:value-type="string">
            <text:p><text:s/>TotalMean</text:p>
          </table:table-cell>
        </table:table-row>
        <table:table-row table:style-name="ro1">
          <table:table-cell office:value-type="string" calcext:value-type="string">
            <text:p>CV0</text:p>
          </table:table-cell>
          <table:table-cell office:value-type="float" office:value="1.0277" calcext:value-type="float">
            <text:p>1.0277</text:p>
          </table:table-cell>
          <table:table-cell office:value-type="float" office:value="2.9717" calcext:value-type="float">
            <text:p>2.9717</text:p>
          </table:table-cell>
          <table:table-cell office:value-type="float" office:value="2.8991" calcext:value-type="float">
            <text:p>2.8991</text:p>
          </table:table-cell>
          <table:table-cell office:value-type="float" office:value="2.527" calcext:value-type="float">
            <text:p>2.527</text:p>
          </table:table-cell>
          <table:table-cell office:value-type="float" office:value="3.1183" calcext:value-type="float">
            <text:p>3.1183</text:p>
          </table:table-cell>
          <table:table-cell office:value-type="float" office:value="1.5009" calcext:value-type="float">
            <text:p>1.5009</text:p>
          </table:table-cell>
          <table:table-cell office:value-type="float" office:value="2.5892" calcext:value-type="float">
            <text:p>2.5892</text:p>
          </table:table-cell>
          <table:table-cell office:value-type="float" office:value="1.5466" calcext:value-type="float">
            <text:p>1.5466</text:p>
          </table:table-cell>
          <table:table-cell office:value-type="float" office:value="1.2636" calcext:value-type="float">
            <text:p>1.2636</text:p>
          </table:table-cell>
          <table:table-cell office:value-type="float" office:value="0.988157153129577" calcext:value-type="float">
            <text:p>0.988157153129577</text:p>
          </table:table-cell>
          <table:table-cell office:value-type="float" office:value="2.16045713424683" calcext:value-type="float">
            <text:p>2.16045713424683</text:p>
          </table:table-cell>
        </table:table-row>
        <table:table-row table:style-name="ro1">
          <table:table-cell office:value-type="string" calcext:value-type="string">
            <text:p>CV1</text:p>
          </table:table-cell>
          <table:table-cell office:value-type="float" office:value="0.9242" calcext:value-type="float">
            <text:p>0.9242</text:p>
          </table:table-cell>
          <table:table-cell office:value-type="float" office:value="2.8337" calcext:value-type="float">
            <text:p>2.8337</text:p>
          </table:table-cell>
          <table:table-cell office:value-type="float" office:value="2.3255" calcext:value-type="float">
            <text:p>2.3255</text:p>
          </table:table-cell>
          <table:table-cell office:value-type="float" office:value="2.3878" calcext:value-type="float">
            <text:p>2.3878</text:p>
          </table:table-cell>
          <table:table-cell office:value-type="float" office:value="2.907" calcext:value-type="float">
            <text:p>2.907</text:p>
          </table:table-cell>
          <table:table-cell office:value-type="float" office:value="1.2594" calcext:value-type="float">
            <text:p>1.2594</text:p>
          </table:table-cell>
          <table:table-cell office:value-type="float" office:value="2.7502" calcext:value-type="float">
            <text:p>2.7502</text:p>
          </table:table-cell>
          <table:table-cell office:value-type="float" office:value="1.6587" calcext:value-type="float">
            <text:p>1.6587</text:p>
          </table:table-cell>
          <table:table-cell office:value-type="float" office:value="1.1253" calcext:value-type="float">
            <text:p>1.1253</text:p>
          </table:table-cell>
          <table:table-cell office:value-type="float" office:value="0.814819633960724" calcext:value-type="float">
            <text:p>0.814819633960724</text:p>
          </table:table-cell>
          <table:table-cell office:value-type="float" office:value="2.01909255981445" calcext:value-type="float">
            <text:p>2.01909255981445</text:p>
          </table:table-cell>
        </table:table-row>
        <table:table-row table:style-name="ro1">
          <table:table-cell office:value-type="string" calcext:value-type="string">
            <text:p>CV2</text:p>
          </table:table-cell>
          <table:table-cell office:value-type="float" office:value="1.1448" calcext:value-type="float">
            <text:p>1.1448</text:p>
          </table:table-cell>
          <table:table-cell office:value-type="float" office:value="3.1013" calcext:value-type="float">
            <text:p>3.1013</text:p>
          </table:table-cell>
          <table:table-cell office:value-type="float" office:value="2.7401" calcext:value-type="float">
            <text:p>2.7401</text:p>
          </table:table-cell>
          <table:table-cell office:value-type="float" office:value="2.5027" calcext:value-type="float">
            <text:p>2.5027</text:p>
          </table:table-cell>
          <table:table-cell office:value-type="float" office:value="2.9838" calcext:value-type="float">
            <text:p>2.9838</text:p>
          </table:table-cell>
          <table:table-cell office:value-type="float" office:value="1.3249" calcext:value-type="float">
            <text:p>1.3249</text:p>
          </table:table-cell>
          <table:table-cell office:value-type="float" office:value="2.6064" calcext:value-type="float">
            <text:p>2.6064</text:p>
          </table:table-cell>
          <table:table-cell office:value-type="float" office:value="1.6657" calcext:value-type="float">
            <text:p>1.6657</text:p>
          </table:table-cell>
          <table:table-cell office:value-type="float" office:value="1.2819" calcext:value-type="float">
            <text:p>1.2819</text:p>
          </table:table-cell>
          <table:table-cell office:value-type="float" office:value="0.866660416126251" calcext:value-type="float">
            <text:p>0.866660416126251</text:p>
          </table:table-cell>
          <table:table-cell office:value-type="float" office:value="2.15016770362854" calcext:value-type="float">
            <text:p>2.15016770362854</text:p>
          </table:table-cell>
        </table:table-row>
        <table:table-row table:style-name="ro1">
          <table:table-cell office:value-type="string" calcext:value-type="string">
            <text:p>CV3</text:p>
          </table:table-cell>
          <table:table-cell office:value-type="float" office:value="1.0444" calcext:value-type="float">
            <text:p>1.0444</text:p>
          </table:table-cell>
          <table:table-cell office:value-type="float" office:value="3.1325" calcext:value-type="float">
            <text:p>3.1325</text:p>
          </table:table-cell>
          <table:table-cell office:value-type="float" office:value="2.7502" calcext:value-type="float">
            <text:p>2.7502</text:p>
          </table:table-cell>
          <table:table-cell office:value-type="float" office:value="2.1961" calcext:value-type="float">
            <text:p>2.1961</text:p>
          </table:table-cell>
          <table:table-cell office:value-type="float" office:value="2.4697" calcext:value-type="float">
            <text:p>2.4697</text:p>
          </table:table-cell>
          <table:table-cell office:value-type="float" office:value="2.5186" calcext:value-type="float">
            <text:p>2.5186</text:p>
          </table:table-cell>
          <table:table-cell office:value-type="float" office:value="3.7787" calcext:value-type="float">
            <text:p>3.7787</text:p>
          </table:table-cell>
          <table:table-cell office:value-type="float" office:value="1.6613" calcext:value-type="float">
            <text:p>1.6613</text:p>
          </table:table-cell>
          <table:table-cell office:value-type="float" office:value="1.3668" calcext:value-type="float">
            <text:p>1.3668</text:p>
          </table:table-cell>
          <table:table-cell office:value-type="float" office:value="1.53843224048615" calcext:value-type="float">
            <text:p>1.53843224048615</text:p>
          </table:table-cell>
          <table:table-cell office:value-type="float" office:value="2.32424855232239" calcext:value-type="float">
            <text:p>2.32424855232239</text:p>
          </table:table-cell>
        </table:table-row>
        <table:table-row table:style-name="ro1">
          <table:table-cell office:value-type="string" calcext:value-type="string">
            <text:p>CV4</text:p>
          </table:table-cell>
          <table:table-cell office:value-type="float" office:value="0.9338" calcext:value-type="float">
            <text:p>0.9338</text:p>
          </table:table-cell>
          <table:table-cell office:value-type="float" office:value="3.3748" calcext:value-type="float">
            <text:p>3.3748</text:p>
          </table:table-cell>
          <table:table-cell office:value-type="float" office:value="2.8589" calcext:value-type="float">
            <text:p>2.8589</text:p>
          </table:table-cell>
          <table:table-cell office:value-type="float" office:value="2.6442" calcext:value-type="float">
            <text:p>2.6442</text:p>
          </table:table-cell>
          <table:table-cell office:value-type="float" office:value="2.999" calcext:value-type="float">
            <text:p>2.999</text:p>
          </table:table-cell>
          <table:table-cell office:value-type="float" office:value="1.5227" calcext:value-type="float">
            <text:p>1.5227</text:p>
          </table:table-cell>
          <table:table-cell office:value-type="float" office:value="2.6696" calcext:value-type="float">
            <text:p>2.6696</text:p>
          </table:table-cell>
          <table:table-cell office:value-type="float" office:value="1.4614" calcext:value-type="float">
            <text:p>1.4614</text:p>
          </table:table-cell>
          <table:table-cell office:value-type="float" office:value="1.2721" calcext:value-type="float">
            <text:p>1.2721</text:p>
          </table:table-cell>
          <table:table-cell office:value-type="float" office:value="0.957978963851929" calcext:value-type="float">
            <text:p>0.957978963851929</text:p>
          </table:table-cell>
          <table:table-cell office:value-type="float" office:value="2.192950963974" calcext:value-type="float">
            <text:p>2.192950963974</text:p>
          </table:table-cell>
        </table:table-row>
        <table:table-row table:style-name="ro1">
          <table:table-cell office:value-type="string" calcext:value-type="string">
            <text:p>CV5</text:p>
          </table:table-cell>
          <table:table-cell office:value-type="float" office:value="0.9336" calcext:value-type="float">
            <text:p>0.9336</text:p>
          </table:table-cell>
          <table:table-cell office:value-type="float" office:value="2.9447" calcext:value-type="float">
            <text:p>2.9447</text:p>
          </table:table-cell>
          <table:table-cell office:value-type="float" office:value="2.2988" calcext:value-type="float">
            <text:p>2.2988</text:p>
          </table:table-cell>
          <table:table-cell office:value-type="float" office:value="2.2961" calcext:value-type="float">
            <text:p>2.2961</text:p>
          </table:table-cell>
          <table:table-cell office:value-type="float" office:value="2.4235" calcext:value-type="float">
            <text:p>2.4235</text:p>
          </table:table-cell>
          <table:table-cell office:value-type="float" office:value="1.2243" calcext:value-type="float">
            <text:p>1.2243</text:p>
          </table:table-cell>
          <table:table-cell office:value-type="float" office:value="2.4619" calcext:value-type="float">
            <text:p>2.4619</text:p>
          </table:table-cell>
          <table:table-cell office:value-type="float" office:value="1.4099" calcext:value-type="float">
            <text:p>1.4099</text:p>
          </table:table-cell>
          <table:table-cell office:value-type="float" office:value="1.1992" calcext:value-type="float">
            <text:p>1.1992</text:p>
          </table:table-cell>
          <table:table-cell office:value-type="float" office:value="0.736808240413666" calcext:value-type="float">
            <text:p>0.736808240413666</text:p>
          </table:table-cell>
          <table:table-cell office:value-type="float" office:value="1.91022181510925" calcext:value-type="float">
            <text:p>1.91022181510925</text:p>
          </table:table-cell>
        </table:table-row>
        <table:table-row table:style-name="ro1">
          <table:table-cell office:value-type="string" calcext:value-type="string">
            <text:p>CV6</text:p>
          </table:table-cell>
          <table:table-cell office:value-type="float" office:value="1.0042" calcext:value-type="float">
            <text:p>1.0042</text:p>
          </table:table-cell>
          <table:table-cell office:value-type="float" office:value="2.6217" calcext:value-type="float">
            <text:p>2.6217</text:p>
          </table:table-cell>
          <table:table-cell office:value-type="float" office:value="2.3991" calcext:value-type="float">
            <text:p>2.3991</text:p>
          </table:table-cell>
          <table:table-cell office:value-type="float" office:value="2.1859" calcext:value-type="float">
            <text:p>2.1859</text:p>
          </table:table-cell>
          <table:table-cell office:value-type="float" office:value="2.5918" calcext:value-type="float">
            <text:p>2.5918</text:p>
          </table:table-cell>
          <table:table-cell office:value-type="float" office:value="1.3071" calcext:value-type="float">
            <text:p>1.3071</text:p>
          </table:table-cell>
          <table:table-cell office:value-type="float" office:value="2.8253" calcext:value-type="float">
            <text:p>2.8253</text:p>
          </table:table-cell>
          <table:table-cell office:value-type="float" office:value="1.51" calcext:value-type="float">
            <text:p>1.51</text:p>
          </table:table-cell>
          <table:table-cell office:value-type="float" office:value="1.1774" calcext:value-type="float">
            <text:p>1.1774</text:p>
          </table:table-cell>
          <table:table-cell office:value-type="float" office:value="0.746463179588318" calcext:value-type="float">
            <text:p>0.746463179588318</text:p>
          </table:table-cell>
          <table:table-cell office:value-type="float" office:value="1.95805501937866" calcext:value-type="float">
            <text:p>1.95805501937866</text:p>
          </table:table-cell>
        </table:table-row>
        <table:table-row table:style-name="ro1">
          <table:table-cell office:value-type="string" calcext:value-type="string">
            <text:p>CV7</text:p>
          </table:table-cell>
          <table:table-cell office:value-type="float" office:value="0.9936" calcext:value-type="float">
            <text:p>0.9936</text:p>
          </table:table-cell>
          <table:table-cell office:value-type="float" office:value="2.7479" calcext:value-type="float">
            <text:p>2.7479</text:p>
          </table:table-cell>
          <table:table-cell office:value-type="float" office:value="2.6015" calcext:value-type="float">
            <text:p>2.6015</text:p>
          </table:table-cell>
          <table:table-cell office:value-type="float" office:value="2.4974" calcext:value-type="float">
            <text:p>2.4974</text:p>
          </table:table-cell>
          <table:table-cell office:value-type="float" office:value="2.6378" calcext:value-type="float">
            <text:p>2.6378</text:p>
          </table:table-cell>
          <table:table-cell office:value-type="float" office:value="1.2698" calcext:value-type="float">
            <text:p>1.2698</text:p>
          </table:table-cell>
          <table:table-cell office:value-type="float" office:value="2.8727" calcext:value-type="float">
            <text:p>2.8727</text:p>
          </table:table-cell>
          <table:table-cell office:value-type="float" office:value="1.3831" calcext:value-type="float">
            <text:p>1.3831</text:p>
          </table:table-cell>
          <table:table-cell office:value-type="float" office:value="1.1645" calcext:value-type="float">
            <text:p>1.1645</text:p>
          </table:table-cell>
          <table:table-cell office:value-type="float" office:value="0.89267098903656" calcext:value-type="float">
            <text:p>0.89267098903656</text:p>
          </table:table-cell>
          <table:table-cell office:value-type="float" office:value="2.01869964599609" calcext:value-type="float">
            <text:p>2.01869964599609</text:p>
          </table:table-cell>
        </table:table-row>
        <table:table-row table:style-name="ro1">
          <table:table-cell office:value-type="string" calcext:value-type="string">
            <text:p>CV8</text:p>
          </table:table-cell>
          <table:table-cell office:value-type="float" office:value="0.9259" calcext:value-type="float">
            <text:p>0.9259</text:p>
          </table:table-cell>
          <table:table-cell office:value-type="float" office:value="3.0914" calcext:value-type="float">
            <text:p>3.0914</text:p>
          </table:table-cell>
          <table:table-cell office:value-type="float" office:value="2.4603" calcext:value-type="float">
            <text:p>2.4603</text:p>
          </table:table-cell>
          <table:table-cell office:value-type="float" office:value="2.2445" calcext:value-type="float">
            <text:p>2.2445</text:p>
          </table:table-cell>
          <table:table-cell office:value-type="float" office:value="2.4688" calcext:value-type="float">
            <text:p>2.4688</text:p>
          </table:table-cell>
          <table:table-cell office:value-type="float" office:value="1.2057" calcext:value-type="float">
            <text:p>1.2057</text:p>
          </table:table-cell>
          <table:table-cell office:value-type="float" office:value="2.6317" calcext:value-type="float">
            <text:p>2.6317</text:p>
          </table:table-cell>
          <table:table-cell office:value-type="float" office:value="1.4208" calcext:value-type="float">
            <text:p>1.4208</text:p>
          </table:table-cell>
          <table:table-cell office:value-type="float" office:value="1.1207" calcext:value-type="float">
            <text:p>1.1207</text:p>
          </table:table-cell>
          <table:table-cell office:value-type="float" office:value="0.772925853729248" calcext:value-type="float">
            <text:p>0.772925853729248</text:p>
          </table:table-cell>
          <table:table-cell office:value-type="float" office:value="1.9521963596344" calcext:value-type="float">
            <text:p>1.9521963596344</text:p>
          </table:table-cell>
        </table:table-row>
        <table:table-row table:style-name="ro1">
          <table:table-cell office:value-type="string" calcext:value-type="string">
            <text:p>CV9</text:p>
          </table:table-cell>
          <table:table-cell office:value-type="float" office:value="0.9199" calcext:value-type="float">
            <text:p>0.9199</text:p>
          </table:table-cell>
          <table:table-cell office:value-type="float" office:value="3.0723" calcext:value-type="float">
            <text:p>3.0723</text:p>
          </table:table-cell>
          <table:table-cell office:value-type="float" office:value="2.5827" calcext:value-type="float">
            <text:p>2.5827</text:p>
          </table:table-cell>
          <table:table-cell office:value-type="float" office:value="2.3841" calcext:value-type="float">
            <text:p>2.3841</text:p>
          </table:table-cell>
          <table:table-cell office:value-type="float" office:value="2.4552" calcext:value-type="float">
            <text:p>2.4552</text:p>
          </table:table-cell>
          <table:table-cell office:value-type="float" office:value="1.2489" calcext:value-type="float">
            <text:p>1.2489</text:p>
          </table:table-cell>
          <table:table-cell office:value-type="float" office:value="3.0223" calcext:value-type="float">
            <text:p>3.0223</text:p>
          </table:table-cell>
          <table:table-cell office:value-type="float" office:value="1.6287" calcext:value-type="float">
            <text:p>1.6287</text:p>
          </table:table-cell>
          <table:table-cell office:value-type="float" office:value="1.1552" calcext:value-type="float">
            <text:p>1.1552</text:p>
          </table:table-cell>
          <table:table-cell office:value-type="float" office:value="0.818392992019653" calcext:value-type="float">
            <text:p>0.818392992019653</text:p>
          </table:table-cell>
          <table:table-cell office:value-type="float" office:value="2.0521445274353" calcext:value-type="float">
            <text:p>2.0521445274353</text:p>
          </table:table-cell>
        </table:table-row>
        <table:table-row table:style-name="ro1">
          <table:table-cell table:style-name="ce1" office:value-type="string" calcext:value-type="string">
            <text:p>Avg</text:p>
          </table:table-cell>
          <table:table-cell table:style-name="ce1" table:formula="of:=AVERAGE([.B2:.B11])" office:value-type="float" office:value="0.98521" calcext:value-type="float">
            <text:p>0.98521</text:p>
          </table:table-cell>
          <table:table-cell table:style-name="ce1" table:formula="of:=AVERAGE([.C2:.C11])" office:value-type="float" office:value="2.9892" calcext:value-type="float">
            <text:p>2.9892</text:p>
          </table:table-cell>
          <table:table-cell table:style-name="ce1" table:formula="of:=AVERAGE([.D2:.D11])" office:value-type="float" office:value="2.59162" calcext:value-type="float">
            <text:p>2.59162</text:p>
          </table:table-cell>
          <table:table-cell table:style-name="ce1" table:formula="of:=AVERAGE([.E2:.E11])" office:value-type="float" office:value="2.38658" calcext:value-type="float">
            <text:p>2.38658</text:p>
          </table:table-cell>
          <table:table-cell table:style-name="ce1" table:formula="of:=AVERAGE([.F2:.F11])" office:value-type="float" office:value="2.70549" calcext:value-type="float">
            <text:p>2.70549</text:p>
          </table:table-cell>
          <table:table-cell table:style-name="ce1" table:formula="of:=AVERAGE([.G2:.G11])" office:value-type="float" office:value="1.43823" calcext:value-type="float">
            <text:p>1.43823</text:p>
          </table:table-cell>
          <table:table-cell table:style-name="ce1" table:formula="of:=AVERAGE([.H2:.H11])" office:value-type="float" office:value="2.8208" calcext:value-type="float">
            <text:p>2.8208</text:p>
          </table:table-cell>
          <table:table-cell table:style-name="ce1" table:formula="of:=AVERAGE([.I2:.I11])" office:value-type="float" office:value="1.53462" calcext:value-type="float">
            <text:p>1.53462</text:p>
          </table:table-cell>
          <table:table-cell table:style-name="ce1" table:formula="of:=AVERAGE([.J2:.J11])" office:value-type="float" office:value="1.21267" calcext:value-type="float">
            <text:p>1.21267</text:p>
          </table:table-cell>
          <table:table-cell table:style-name="ce1" table:formula="of:=AVERAGE([.K2:.K11])" office:value-type="float" office:value="0.913330966234207" calcext:value-type="float">
            <text:p>0.913330966234207</text:p>
          </table:table-cell>
          <table:table-cell table:style-name="ce1" table:formula="of:=AVERAGE([.L2:.L11])" office:value-type="float" office:value="2.07382342815399" calcext:value-type="float">
            <text:p>2.073823428153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3-17T10:08:23.764281629</dc:date>
    <meta:editing-duration>PT4M57S</meta:editing-duration>
    <meta:editing-cycles>3</meta:editing-cycles>
    <meta:document-statistic meta:table-count="1" meta:cell-count="144" meta:object-count="0"/>
  </office:meta>
</office:document-meta>
</file>